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STO CAPCHA, MIRIAM YOMI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6056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718549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STO CAPCHA, MIRIAM YOMIR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96056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496130</text:p>
          </table:table-cell>
          <table:table-cell table:style-name="Tabla2.D3" office:value-type="string">
            <text:p text:style-name="P17">18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6:21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